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color="#55308d" loext:opacity="100%" officeooo:paragraph-rsid="001b257c"/>
    </style:style>
    <style:style style:name="P2" style:family="paragraph" style:parent-style-name="Preformatted_20_Text">
      <loext:graphic-properties draw:fill="solid" draw:fill-color="#f6f8fa" draw:opacity="100%"/>
      <style:paragraph-properties fo:background-color="#f6f8fa"/>
    </style:style>
    <style:style style:name="P3" style:family="paragraph" style:parent-style-name="Preformatted_20_Text">
      <loext:graphic-properties draw:fill="solid" draw:fill-color="#f6f8fa" draw:opacity="100%"/>
      <style:paragraph-properties fo:margin-top="0cm" fo:margin-bottom="0.499cm" style:contextual-spacing="false" fo:background-color="#f6f8fa"/>
    </style:style>
    <style:style style:name="P4" style:family="paragraph" style:parent-style-name="Preformatted_20_Text">
      <style:text-properties fo:color="#55308d" loext:opacity="100%" officeooo:paragraph-rsid="001b257c"/>
    </style:style>
    <style:style style:name="P5" style:family="paragraph" style:parent-style-name="Standard">
      <style:text-properties fo:color="#55308d" loext:opacity="100%" officeooo:paragraph-rsid="001b257c"/>
    </style:style>
    <style:style style:name="P6" style:family="paragraph" style:parent-style-name="Standard">
      <style:text-properties fo:color="#55308d" loext:opacity="100%" officeooo:paragraph-rsid="001e8e34"/>
    </style:style>
    <style:style style:name="P7" style:family="paragraph" style:parent-style-name="Standard">
      <style:text-properties officeooo:paragraph-rsid="001e8e34"/>
    </style:style>
    <style:style style:name="P8" style:family="paragraph" style:parent-style-name="Text_20_body">
      <style:text-properties fo:color="#55308d" loext:opacity="100%" officeooo:paragraph-rsid="001b257c"/>
    </style:style>
    <style:style style:name="T1" style:family="text">
      <style:text-properties officeooo:rsid="00263fda"/>
    </style:style>
    <style:style style:name="T2" style:family="text">
      <style:text-properties fo:color="#f8f8f2" loext:opacity="100%"/>
    </style:style>
    <style:style style:name="T3" style:family="text">
      <style:text-properties fo:color="#000000" loext:opacity="100%"/>
    </style:style>
    <style:style style:name="T4" style:family="text">
      <style:text-properties officeooo:rsid="001e8e34"/>
    </style:style>
    <style:style style:name="T5" style:family="text">
      <style:text-properties fo:color="#55308d" loext:opacity="100%" officeooo:rsid="001e8e34"/>
    </style:style>
    <style:style style:name="T6" style:family="text">
      <style:text-properties fo:color="#393a34" loext:opacity="100%"/>
    </style:style>
    <style:style style:name="T7" style:family="text">
      <style:text-properties fo:color="#00009f" loext:opacity="100%"/>
    </style:style>
    <style:style style:name="T8" style:family="text">
      <style:text-properties fo:color="#e3116c" loext:opacity="100%"/>
    </style:style>
    <style:style style:name="T9" style:family="text">
      <style:text-properties fo:color="#d73a49" loext:opacity="100%"/>
    </style:style>
    <style:style style:name="T10" style:family="text">
      <style:text-properties fo:color="#36acaa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<text:span text:style-name="T1">Stack Navigation</text:span></text:span></text:h>
      <text:h text:style-name="P1" text:outline-level="2"><text:bookmark text:name="installation"/><text:span text:style-name="Strong_20_Emphasis">Installation</text:span></text:h>
      <text:p text:style-name="P8"><text:span text:style-name="Strong_20_Emphasis"/></text:p>
      <text:p text:style-name="P8"><text:span text:style-name="Strong_20_Emphasis">https://reactnavigation.org/docs/getting-started/</text:span></text:p>
      <text:p text:style-name="P5"><text:span text:style-name="Strong_20_Emphasis"/></text:p>
      <text:p text:style-name="P5"><text:span text:style-name="Strong_20_Emphasis">npm install @react-navigation/native</text:span></text:p>
      <text:p text:style-name="P5"><text:span text:style-name="Strong_20_Emphasis"/></text:p>
      <text:p text:style-name="P5"><text:span text:style-name="Strong_20_Emphasis">npm install react-native-screens react-native-safe-area-context</text:span></text:p>
      <text:p text:style-name="P5"><text:span text:style-name="Strong_20_Emphasis"/></text:p>
      <text:p text:style-name="P5"><text:span text:style-name="Strong_20_Emphasis">npm install @react-navigation/native-stack</text:span></text:p>
      <text:p text:style-name="P5"><text:span text:style-name="Strong_20_Emphasis"/></text:p>
      <text:p text:style-name="P5"><text:span text:style-name="Strong_20_Emphasis"/></text:p>
      <text:p text:style-name="P7"><text:span text:style-name="Strong_20_Emphasis"><text:span text:style-name="T5">i</text:span></text:span><text:bookmark text:name="installing-the-elements-library"/><text:span text:style-name="Strong_20_Emphasis">nstalling the elements library</text:span></text:p>
      <text:p text:style-name="P4"><text:span text:style-name="Strong_20_Emphasis"><text:span text:style-name="Source_20_Text"><text:span text:style-name="T3">npm install @react-navigation/elements</text:span></text:span></text:span></text:p>
      <text:p text:style-name="P5"><text:span text:style-name="Strong_20_Emphasis"/></text:p>
      <text:p text:style-name="P5"><text:span text:style-name="Strong_20_Emphasis"/></text:p>
      <text:h text:style-name="P1" text:outline-level="2"><text:bookmark text:name="creating-a-native-stack-navigator"/>Creating a native stack navigator</text:h>
      <text:p text:style-name="P5"/>
      <text:p text:style-name="P6">import { NavigationContainer } from '@react-navigation/native';</text:p>
      <text:p text:style-name="P6"><text:span text:style-name="Source_20_Text"><text:span text:style-name="T7">import</text:span></text:span><text:span text:style-name="Source_20_Text"><text:span text:style-name="T6"> { createStaticNavigation } </text:span></text:span><text:span text:style-name="Source_20_Text"><text:span text:style-name="T7">from</text:span></text:span><text:span text:style-name="Source_20_Text"><text:span text:style-name="T6"> </text:span></text:span><text:span text:style-name="Source_20_Text"><text:span text:style-name="T8">'@react-navigation/native'</text:span></text:span><text:span text:style-name="Source_20_Text"><text:span text:style-name="T6">;</text:span></text:span></text:p>
      <text:p text:style-name="P3"><text:span text:style-name="Source_20_Text"><text:span text:style-name="T7">import</text:span></text:span><text:span text:style-name="Source_20_Text"><text:span text:style-name="T6"> { createNativeStackNavigator } </text:span></text:span><text:span text:style-name="Source_20_Text"><text:span text:style-name="T7">from</text:span></text:span><text:span text:style-name="Source_20_Text"><text:span text:style-name="T6"> </text:span></text:span><text:span text:style-name="Source_20_Text"><text:span text:style-name="T8">'@react-navigation/native-stack'</text:span></text:span><text:span text:style-name="Source_20_Text"><text:span text:style-name="T6">;</text:span></text:span></text:p>
      <text:p text:style-name="P5"/>
      <text:p text:style-name="P5"/>
      <text:p text:style-name="P5">export default function App() {</text:p>
      <text:p text:style-name="P5"><text:s text:c="2"/>return (</text:p>
      <text:p text:style-name="P5"><text:s text:c="4"/>&lt;NavigationContainer&gt;{/* Rest of your app code */}&lt;/NavigationContainer&gt;</text:p>
      <text:p text:style-name="P5"><text:s text:c="2"/>);</text:p>
      <text:p text:style-name="P5">}</text:p>
      <text:p text:style-name="P5"/>
      <text:p text:style-name="P4"><text:span text:style-name="Source_20_Text"><text:span text:style-name="T7">const</text:span></text:span><text:span text:style-name="Source_20_Text"><text:span text:style-name="T6"> RootStack = </text:span></text:span><text:span text:style-name="Source_20_Text"><text:span text:style-name="T9">createNativeStackNavigator</text:span></text:span><text:span text:style-name="Source_20_Text"><text:span text:style-name="T6">({</text:span></text:span></text:p>
      <text:p text:style-name="P2"><text:span text:style-name="Source_20_Text"><text:span text:style-name="T6"><text:s text:c="2"/></text:span></text:span><text:span text:style-name="Source_20_Text"><text:span text:style-name="T10">screens</text:span></text:span><text:span text:style-name="Source_20_Text"><text:span text:style-name="T6">: {</text:span></text:span></text:p>
      <text:p text:style-name="P2"><text:span text:style-name="Source_20_Text"><text:span text:style-name="T6"><text:s text:c="4"/></text:span></text:span><text:span text:style-name="Source_20_Text"><text:span text:style-name="T10">Home</text:span></text:span><text:span text:style-name="Source_20_Text"><text:span text:style-name="T6">: HomeScreen,</text:span></text:span></text:p>
      <text:p text:style-name="P2"><text:span text:style-name="Source_20_Text"><text:span text:style-name="T6"><text:s text:c="2"/>},</text:span></text:span></text:p>
      <text:p text:style-name="P3"><text:span text:style-name="Source_20_Text"><text:span text:style-name="T6">});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// In App.js in a new project</text:p>
      <text:p text:style-name="P5"/>
      <text:p text:style-name="P5">import * as React from 'react';</text:p>
      <text:p text:style-name="P5">import { View, Text } from 'react-native';</text:p>
      <text:p text:style-name="P5">import { createStaticNavigation } from '@react-navigation/native';</text:p>
      <text:p text:style-name="P5">import { createNativeStackNavigator } from '@react-navigation/native-stack';</text:p>
      <text:p text:style-name="P5"/>
      <text:p text:style-name="P5">function HomeScreen() {</text:p>
      <text:p text:style-name="P5"><text:s text:c="2"/>return (</text:p>
      <text:p text:style-name="P5"><text:s text:c="4"/>&lt;View style={{ flex: 1, alignItems: 'center', justifyContent: 'center' }}&gt;</text:p>
      <text:p text:style-name="P5"><text:s text:c="6"/>&lt;Text&gt;Home Screen&lt;/Text&gt;</text:p>
      <text:p text:style-name="P5"><text:s text:c="4"/>&lt;/View&gt;</text:p>
      <text:p text:style-name="P5"><text:s text:c="2"/>);</text:p>
      <text:p text:style-name="P5">}</text:p>
      <text:p text:style-name="P5"/>
      <text:p text:style-name="P5">const RootStack = createNativeStackNavigator({</text:p>
      <text:p text:style-name="P5"><text:s text:c="2"/>screens: {</text:p>
      <text:p text:style-name="P5"><text:s text:c="4"/>Home: HomeScreen,</text:p>
      <text:p text:style-name="P5"><text:s text:c="2"/>},</text:p>
      <text:p text:style-name="P5">});</text:p>
      <text:p text:style-name="P5"/>
      <text:p text:style-name="P5">const Navigation = createStaticNavigation(RootStack);</text:p>
      <text:p text:style-name="P5"/>
      <text:p text:style-name="P5">export default function App() {</text:p>
      <text:p text:style-name="P5"><text:s text:c="2"/>return &lt;Navigation /&gt;;</text:p>
      <text:p text:style-name="P5">}</text:p>
      <text:p text:style-name="P5"/>
      <text:p text:style-name="P5"/>
      <text:p text:style-name="P5"><text:span text:style-name="Source_20_Text">Home</text:span> screen to render first:</text:p>
      <text:p text:style-name="P4"><text:span text:style-name="Source_20_Text"><text:span text:style-name="T7">const</text:span></text:span><text:span text:style-name="Source_20_Text"><text:span text:style-name="T6"> RootStack = </text:span></text:span><text:span text:style-name="Source_20_Text"><text:span text:style-name="T9">createNativeStackNavigator</text:span></text:span><text:span text:style-name="Source_20_Text"><text:span text:style-name="T6">({</text:span></text:span></text:p>
      <text:p text:style-name="P2"><text:span text:style-name="Source_20_Text"><text:span text:style-name="T6"><text:s text:c="2"/></text:span></text:span><text:span text:style-name="Source_20_Text"><text:span text:style-name="T10">initialRouteName</text:span></text:span><text:span text:style-name="Source_20_Text"><text:span text:style-name="T6">: </text:span></text:span><text:span text:style-name="Source_20_Text"><text:span text:style-name="T8">'Home'</text:span></text:span><text:span text:style-name="Source_20_Text"><text:span text:style-name="T6">,</text:span></text:span></text:p>
      <text:p text:style-name="P2"><text:span text:style-name="Source_20_Text"><text:span text:style-name="T6"><text:s text:c="2"/></text:span></text:span><text:span text:style-name="Source_20_Text"><text:span text:style-name="T10">screens</text:span></text:span><text:span text:style-name="Source_20_Text"><text:span text:style-name="T6">: {</text:span></text:span></text:p>
      <text:p text:style-name="P2"><text:span text:style-name="Source_20_Text"><text:span text:style-name="T6"><text:s text:c="4"/></text:span></text:span><text:span text:style-name="Source_20_Text"><text:span text:style-name="T10">Home</text:span></text:span><text:span text:style-name="Source_20_Text"><text:span text:style-name="T6">: HomeScreen,</text:span></text:span></text:p>
      <text:p text:style-name="P2"><text:span text:style-name="Source_20_Text"><text:span text:style-name="T6"><text:s text:c="4"/></text:span></text:span><text:span text:style-name="Source_20_Text"><text:span text:style-name="T10">Details</text:span></text:span><text:span text:style-name="Source_20_Text"><text:span text:style-name="T6">: DetailsScreen,</text:span></text:span></text:p>
      <text:p text:style-name="P2"><text:span text:style-name="Source_20_Text"><text:span text:style-name="T6"><text:s text:c="2"/>},</text:span></text:span></text:p>
      <text:p text:style-name="P3"><text:span text:style-name="Source_20_Text"><text:span text:style-name="T6">});</text:span>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10:59:00.379817150</meta:creation-date>
    <dc:date>2025-05-24T11:57:25.343752870</dc:date>
    <meta:editing-duration>PT48M13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51" meta:word-count="163" meta:character-count="1497" meta:non-whitespace-character-count="1327"/>
  </office:meta>
</office:document-meta>
</file>